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cfe7f5" fo:border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4" calcext:value-type="float">
            <office:annotation draw:style-name="gr2" draw:text-style-name="P2" svg:width="41.86mm" svg:height="17.81mm" svg:x="121.35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4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3" draw:text-style-name="P2" svg:width="70.23mm" svg:height="41.51mm" svg:x="70.1mm" svg:y="9.13mm" draw:caption-point-x="0mm" draw:caption-point-y="0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500.0000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13" office:value-type="string" calcext:value-type="string" table:number-columns-spanned="1" table:number-rows-spanned="3">
            <office:annotation draw:style-name="gr4" draw:text-style-name="P2" svg:width="48.52mm" svg:height="13.86mm" svg:x="121.35mm" svg:y="0mm" draw:caption-point-x="-6.1mm" draw:caption-point-y="9.13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00187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335.0000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13" office:value-type="string" calcext:value-type="string" table:number-columns-spanned="1" table:number-rows-spanned="3">
            <text:p>0.000000519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333.3335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0.000036801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0.037165622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32.55992168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 style:data-style-name="N2" text:time-value="20:40:19.37604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23:48:56.497171760</dc:date>
    <meta:editing-duration>PT3H24M57S</meta:editing-duration>
    <meta:editing-cycles>12</meta:editing-cycles>
    <meta:generator>LibreOffice/5.2.7.2$Linux_X86_64 LibreOffice_project/20m0$Build-2</meta:generator>
    <meta:document-statistic meta:table-count="1" meta:cell-count="28" meta:object-count="0"/>
  </office:meta>
</office:document-meta>
</file>